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10104">
      <style:text-properties style:font-name="Arial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style:font-name-asian="DejaVu Sans" style:font-name-complex="DejaVu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 style:data-style-name="N10104">
      <style:table-cell-properties style:text-align-source="fix" style:repeat-content="false" fo:border="non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04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10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 style:data-style-name="N10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erif" style:font-name-asian="DejaVu Sans" style:font-name-complex="DejaVu Sans"/>
    </style:style>
    <style:style style:name="ce22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erif" style:font-name-asian="DejaVu Sans" style:font-name-complex="DejaVu Sans"/>
    </style:style>
    <style:style style:name="ce2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ce11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Jean Cleber Lima de Freitas</text:p>
          </table:table-cell>
          <table:covered-table-cell table:style-name="ce1"/>
          <table:table-cell table:style-name="ce1" office:value-type="string" calcext:value-type="string">
            <text:p>Salario</text:p>
          </table:table-cell>
          <table:table-cell table:style-name="ce1" office:value-type="string" calcext:value-type="string">
            <text:p>Aumento</text:p>
          </table:table-cell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style-name="ce1" table:number-columns-repeated="2"/>
          <table:table-cell table:style-name="ce2" office:value-type="currency" office:currency="BRL" office:value="1000" calcext:value-type="currency">
            <text:p>R$ 1.000,00</text:p>
          </table:table-cell>
          <table:table-cell table:style-name="ce1"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ce1"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)</text:p>
          </table:table-cell>
          <table:table-cell table:style-name="ce3" office:value-type="string" calcext:value-type="string">
            <text:p>Código <text:s text:c="2"/></text:p>
          </table:table-cell>
          <table:table-cell table:style-name="ce9" office:value-type="string" calcext:value-type="string">
            <text:p>Produto</text:p>
          </table:table-cell>
          <table:table-cell table:style-name="ce9" office:value-type="string" calcext:value-type="string">
            <text:p>Jan</text:p>
          </table:table-cell>
          <table:table-cell table:style-name="ce9" office:value-type="string" calcext:value-type="string">
            <text:p>Fev</text:p>
          </table:table-cell>
          <table:table-cell table:style-name="ce9" office:value-type="string" calcext:value-type="string">
            <text:p>Mar</text:p>
          </table:table-cell>
          <table:table-cell table:style-name="ce21" office:value-type="string" calcext:value-type="string">
            <text:p>Total 1º Trim.</text:p>
          </table:table-cell>
          <table:table-cell table:style-name="ce21" office:value-type="string" calcext:value-type="string">
            <text:p>Máximo</text:p>
          </table:table-cell>
          <table:table-cell table:style-name="ce9" office:value-type="string" calcext:value-type="string">
            <text:p>Mínimo</text:p>
          </table:table-cell>
          <table:table-cell table:style-name="ce24" office:value-type="string" calcext:value-type="string">
            <text:p>Média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Porca</text:p>
          </table:table-cell>
          <table:table-cell table:style-name="ce14" office:value-type="currency" office:currency="BRL" office:value="4500" calcext:value-type="currency">
            <text:p>R$ 4.500,00</text:p>
          </table:table-cell>
          <table:table-cell table:style-name="ce14" office:value-type="currency" office:currency="BRL" office:value="5040" calcext:value-type="currency">
            <text:p>R$ 5.040,00</text:p>
          </table:table-cell>
          <table:table-cell table:style-name="ce14" office:value-type="currency" office:currency="BRL" office:value="5696" calcext:value-type="currency">
            <text:p>R$ 5.696,00</text:p>
          </table:table-cell>
          <table:table-cell table:style-name="ce22" table:formula="of:=[.G10]+[.H10]+[.I10]" office:value-type="currency" office:currency="BRL" office:value="15236" calcext:value-type="currency">
            <text:p>R$ 15.236,00</text:p>
          </table:table-cell>
          <table:table-cell table:style-name="ce14" office:value-type="currency" office:currency="BRL" office:value="5696" calcext:value-type="currency">
            <text:p>R$ 5.696,00</text:p>
          </table:table-cell>
          <table:table-cell table:style-name="ce14" office:value-type="currency" office:currency="BRL" office:value="4500" calcext:value-type="currency">
            <text:p>R$ 4.500,00</text:p>
          </table:table-cell>
          <table:table-cell table:style-name="ce18" table:formula="of:=[.J10]/3" office:value-type="currency" office:currency="BRL" office:value="5078.66666666667" calcext:value-type="currency">
            <text:p>R$ 5.078,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arafuso</text:p>
          </table:table-cell>
          <table:table-cell table:style-name="ce15" office:value-type="currency" office:currency="BRL" office:value="6250" calcext:value-type="currency">
            <text:p>R$ 6.250,00</text:p>
          </table:table-cell>
          <table:table-cell table:style-name="ce15" office:value-type="currency" office:currency="BRL" office:value="7000" calcext:value-type="currency">
            <text:p>R$ 7.000,00</text:p>
          </table:table-cell>
          <table:table-cell table:style-name="ce15" office:value-type="currency" office:currency="BRL" office:value="7910" calcext:value-type="currency">
            <text:p>R$ 7.910,00</text:p>
          </table:table-cell>
          <table:table-cell table:style-name="ce22" table:formula="of:=[.G11]+[.H11]+[.I11]" office:value-type="currency" office:currency="BRL" office:value="21160" calcext:value-type="currency">
            <text:p>R$ 21.160,00</text:p>
          </table:table-cell>
          <table:table-cell table:style-name="ce15" office:value-type="currency" office:currency="BRL" office:value="7910" calcext:value-type="currency">
            <text:p>R$ 7.910,00</text:p>
          </table:table-cell>
          <table:table-cell table:style-name="ce15" office:value-type="currency" office:currency="BRL" office:value="6250" calcext:value-type="currency">
            <text:p>R$ 6.250,00</text:p>
          </table:table-cell>
          <table:table-cell table:style-name="ce18" table:formula="of:=[.J11]/3" office:value-type="currency" office:currency="BRL" office:value="7053.33333333333" calcext:value-type="currency">
            <text:p>R$ 7.053,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rruela</text:p>
          </table:table-cell>
          <table:table-cell table:style-name="ce15" office:value-type="currency" office:currency="BRL" office:value="3300" calcext:value-type="currency">
            <text:p>R$ 3.300,00</text:p>
          </table:table-cell>
          <table:table-cell table:style-name="ce15" office:value-type="currency" office:currency="BRL" office:value="3696" calcext:value-type="currency">
            <text:p>R$ 3.696,00</text:p>
          </table:table-cell>
          <table:table-cell table:style-name="ce15" office:value-type="currency" office:currency="BRL" office:value="4176" calcext:value-type="currency">
            <text:p>R$ 4.176,00</text:p>
          </table:table-cell>
          <table:table-cell table:style-name="ce22" table:formula="of:=[.G12]+[.H12]+[.I12]" office:value-type="currency" office:currency="BRL" office:value="11172" calcext:value-type="currency">
            <text:p>R$ 11.172,00</text:p>
          </table:table-cell>
          <table:table-cell table:style-name="ce15" office:value-type="currency" office:currency="BRL" office:value="4176" calcext:value-type="currency">
            <text:p>R$ 4.176,00</text:p>
          </table:table-cell>
          <table:table-cell table:style-name="ce15" office:value-type="currency" office:currency="BRL" office:value="3300" calcext:value-type="currency">
            <text:p>R$ 3.300,00</text:p>
          </table:table-cell>
          <table:table-cell table:style-name="ce18" table:formula="of:=[.J12]/3" office:value-type="currency" office:currency="BRL" office:value="3724" calcext:value-type="currency">
            <text:p>R$ 3.724,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rego</text:p>
          </table:table-cell>
          <table:table-cell table:style-name="ce15" office:value-type="currency" office:currency="BRL" office:value="8000" calcext:value-type="currency">
            <text:p>R$ 8.000,00</text:p>
          </table:table-cell>
          <table:table-cell table:style-name="ce15" office:value-type="currency" office:currency="BRL" office:value="8690" calcext:value-type="currency">
            <text:p>R$ 8.690,00</text:p>
          </table:table-cell>
          <table:table-cell table:style-name="ce15" office:value-type="currency" office:currency="BRL" office:value="10125" calcext:value-type="currency">
            <text:p>R$ 10.125,00</text:p>
          </table:table-cell>
          <table:table-cell table:style-name="ce22" table:formula="of:=[.G13]+[.H13]+[.I13]" office:value-type="currency" office:currency="BRL" office:value="26815" calcext:value-type="currency">
            <text:p>R$ 26.815,00</text:p>
          </table:table-cell>
          <table:table-cell table:style-name="ce15" office:value-type="currency" office:currency="BRL" office:value="10125" calcext:value-type="currency">
            <text:p>R$ 10.125,00</text:p>
          </table:table-cell>
          <table:table-cell table:style-name="ce15" office:value-type="currency" office:currency="BRL" office:value="8000" calcext:value-type="currency">
            <text:p>R$ 8.000,00</text:p>
          </table:table-cell>
          <table:table-cell table:style-name="ce18" table:formula="of:=[.J13]/3" office:value-type="currency" office:currency="BRL" office:value="8938.33333333333" calcext:value-type="currency">
            <text:p>R$ 8.938,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Alicate</text:p>
          </table:table-cell>
          <table:table-cell table:style-name="ce15" office:value-type="currency" office:currency="BRL" office:value="4557" calcext:value-type="currency">
            <text:p>R$ 4.557,00</text:p>
          </table:table-cell>
          <table:table-cell table:style-name="ce15" office:value-type="currency" office:currency="BRL" office:value="5104" calcext:value-type="currency">
            <text:p>R$ 5.104,00</text:p>
          </table:table-cell>
          <table:table-cell table:style-name="ce15" office:value-type="currency" office:currency="BRL" office:value="5676" calcext:value-type="currency">
            <text:p>R$ 5.676,00</text:p>
          </table:table-cell>
          <table:table-cell table:style-name="ce22" table:formula="of:=[.G14]+[.H14]+[.I14]" office:value-type="currency" office:currency="BRL" office:value="15337" calcext:value-type="currency">
            <text:p>R$ 15.337,00</text:p>
          </table:table-cell>
          <table:table-cell table:style-name="ce15" office:value-type="currency" office:currency="BRL" office:value="5676" calcext:value-type="currency">
            <text:p>R$ 5.676,00</text:p>
          </table:table-cell>
          <table:table-cell table:style-name="ce15" office:value-type="currency" office:currency="BRL" office:value="4557" calcext:value-type="currency">
            <text:p>R$ 4.557,00</text:p>
          </table:table-cell>
          <table:table-cell table:style-name="ce18" table:formula="of:=[.J14]/3" office:value-type="currency" office:currency="BRL" office:value="5112.33333333333" calcext:value-type="currency">
            <text:p>R$ 5.112,33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Martelo</text:p>
          </table:table-cell>
          <table:table-cell table:style-name="ce16" office:value-type="currency" office:currency="BRL" office:value="3260" calcext:value-type="currency">
            <text:p>R$ 3.260,00</text:p>
          </table:table-cell>
          <table:table-cell table:style-name="ce16" office:value-type="currency" office:currency="BRL" office:value="3640" calcext:value-type="currency">
            <text:p>R$ 3.640,00</text:p>
          </table:table-cell>
          <table:table-cell table:style-name="ce16" office:value-type="currency" office:currency="BRL" office:value="4113" calcext:value-type="currency">
            <text:p>R$ 4.113,00</text:p>
          </table:table-cell>
          <table:table-cell table:style-name="ce23" table:formula="of:=[.G15]+[.H15]+[.I15]" office:value-type="currency" office:currency="BRL" office:value="11013" calcext:value-type="currency">
            <text:p>R$ 11.013,00</text:p>
          </table:table-cell>
          <table:table-cell table:style-name="ce16" office:value-type="currency" office:currency="BRL" office:value="4113" calcext:value-type="currency">
            <text:p>R$ 4.113,00</text:p>
          </table:table-cell>
          <table:table-cell table:style-name="ce16" office:value-type="currency" office:currency="BRL" office:value="3260" calcext:value-type="currency">
            <text:p>R$ 3.260,00</text:p>
          </table:table-cell>
          <table:table-cell table:style-name="ce19" table:formula="of:=[.J15]/3" office:value-type="currency" office:currency="BRL" office:value="3671" calcext:value-type="currency">
            <text:p>R$ 3.671,00</text:p>
          </table:table-cell>
          <table:table-cell/>
        </table:table-row>
        <table:table-row table:style-name="ro1">
          <table:table-cell table:number-columns-repeated="4"/>
          <table:table-cell table:style-name="ce6"/>
          <table:table-cell table:style-name="ce7" table:number-columns-repeated="6"/>
          <table:table-cell table:style-name="ce6"/>
          <table:table-cell table:style-name="ce7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Código <text:s text:c="2"/></text:p>
          </table:table-cell>
          <table:table-cell table:style-name="ce9" office:value-type="string" calcext:value-type="string">
            <text:p>Produto</text:p>
          </table:table-cell>
          <table:table-cell table:style-name="ce9" office:value-type="string" calcext:value-type="string">
            <text:p>Jan</text:p>
          </table:table-cell>
          <table:table-cell table:style-name="ce9" office:value-type="string" calcext:value-type="string">
            <text:p>Fev</text:p>
          </table:table-cell>
          <table:table-cell table:style-name="ce9" office:value-type="string" calcext:value-type="string">
            <text:p>Mar</text:p>
          </table:table-cell>
          <table:table-cell table:style-name="ce21" office:value-type="string" calcext:value-type="string">
            <text:p>Total 1º Trim.</text:p>
          </table:table-cell>
          <table:table-cell table:style-name="ce21" office:value-type="string" calcext:value-type="string">
            <text:p>Máximo</text:p>
          </table:table-cell>
          <table:table-cell table:style-name="ce9" office:value-type="string" calcext:value-type="string">
            <text:p>Mínimo</text:p>
          </table:table-cell>
          <table:table-cell table:style-name="ce24" office:value-type="string" calcext:value-type="string">
            <text:p>Média</text:p>
          </table:table-cell>
          <table:table-cell table:style-name="ce2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Porca</text:p>
          </table:table-cell>
          <table:table-cell table:style-name="ce14" office:value-type="currency" office:currency="BRL" office:value="6265" calcext:value-type="currency">
            <text:p>R$ 6.265,00</text:p>
          </table:table-cell>
          <table:table-cell table:style-name="ce14" office:value-type="currency" office:currency="BRL" office:value="6954" calcext:value-type="currency">
            <text:p>R$ 6.954,00</text:p>
          </table:table-cell>
          <table:table-cell table:style-name="ce14" office:value-type="currency" office:currency="BRL" office:value="7858" calcext:value-type="currency">
            <text:p>R$ 7.858,00</text:p>
          </table:table-cell>
          <table:table-cell table:style-name="ce22" table:formula="of:=[.G18]+[.H18]+[.I18]" office:value-type="currency" office:currency="BRL" office:value="21077" calcext:value-type="currency">
            <text:p>R$ 21.077,00</text:p>
          </table:table-cell>
          <table:table-cell table:style-name="ce14" office:value-type="currency" office:currency="BRL" office:value="5696" calcext:value-type="currency">
            <text:p>R$ 5.696,00</text:p>
          </table:table-cell>
          <table:table-cell table:style-name="ce14" office:value-type="currency" office:currency="BRL" office:value="4500" calcext:value-type="currency">
            <text:p>R$ 4.500,00</text:p>
          </table:table-cell>
          <table:table-cell table:style-name="ce18" table:formula="of:=[.J18]/3" office:value-type="currency" office:currency="BRL" office:value="7025.66666666667" calcext:value-type="currency">
            <text:p>R$ 7.025,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arafuso</text:p>
          </table:table-cell>
          <table:table-cell table:style-name="ce15" office:value-type="currency" office:currency="BRL" office:value="8701" calcext:value-type="currency">
            <text:p>R$ 8.701,00</text:p>
          </table:table-cell>
          <table:table-cell table:style-name="ce15" office:value-type="currency" office:currency="BRL" office:value="9658" calcext:value-type="currency">
            <text:p>R$ 9.658,00</text:p>
          </table:table-cell>
          <table:table-cell table:style-name="ce15" office:value-type="currency" office:currency="BRL" office:value="10197" calcext:value-type="currency">
            <text:p>R$ 10.197,00</text:p>
          </table:table-cell>
          <table:table-cell table:style-name="ce22" table:formula="of:=[.G19]+[.H19]+[.I19]" office:value-type="currency" office:currency="BRL" office:value="28556" calcext:value-type="currency">
            <text:p>R$ 28.556,00</text:p>
          </table:table-cell>
          <table:table-cell table:style-name="ce15" office:value-type="currency" office:currency="BRL" office:value="7910" calcext:value-type="currency">
            <text:p>R$ 7.910,00</text:p>
          </table:table-cell>
          <table:table-cell table:style-name="ce15" office:value-type="currency" office:currency="BRL" office:value="6250" calcext:value-type="currency">
            <text:p>R$ 6.250,00</text:p>
          </table:table-cell>
          <table:table-cell table:style-name="ce18" table:formula="of:=[.J19]/3" office:value-type="currency" office:currency="BRL" office:value="9518.66666666667" calcext:value-type="currency">
            <text:p>R$ 9.518,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rruela</text:p>
          </table:table-cell>
          <table:table-cell table:style-name="ce15" office:value-type="currency" office:currency="BRL" office:value="4569" calcext:value-type="currency">
            <text:p>R$ 4.569,00</text:p>
          </table:table-cell>
          <table:table-cell table:style-name="ce15" office:value-type="currency" office:currency="BRL" office:value="5099" calcext:value-type="currency">
            <text:p>R$ 5.099,00</text:p>
          </table:table-cell>
          <table:table-cell table:style-name="ce15" office:value-type="currency" office:currency="BRL" office:value="5769" calcext:value-type="currency">
            <text:p>R$ 5.769,00</text:p>
          </table:table-cell>
          <table:table-cell table:style-name="ce22" table:formula="of:=[.G20]+[.H20]+[.I20]" office:value-type="currency" office:currency="BRL" office:value="15437" calcext:value-type="currency">
            <text:p>R$ 15.437,00</text:p>
          </table:table-cell>
          <table:table-cell table:style-name="ce15" office:value-type="currency" office:currency="BRL" office:value="4176" calcext:value-type="currency">
            <text:p>R$ 4.176,00</text:p>
          </table:table-cell>
          <table:table-cell table:style-name="ce15" office:value-type="currency" office:currency="BRL" office:value="3300" calcext:value-type="currency">
            <text:p>R$ 3.300,00</text:p>
          </table:table-cell>
          <table:table-cell table:style-name="ce18" table:formula="of:=[.J20]/3" office:value-type="currency" office:currency="BRL" office:value="5145.66666666667" calcext:value-type="currency">
            <text:p>R$ 5.145,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rego</text:p>
          </table:table-cell>
          <table:table-cell table:style-name="ce15" office:value-type="currency" office:currency="BRL" office:value="12341" calcext:value-type="currency">
            <text:p>R$ 12.341,00</text:p>
          </table:table-cell>
          <table:table-cell table:style-name="ce15" office:value-type="currency" office:currency="BRL" office:value="12365" calcext:value-type="currency">
            <text:p>R$ 12.365,00</text:p>
          </table:table-cell>
          <table:table-cell table:style-name="ce15" office:value-type="currency" office:currency="BRL" office:value="13969" calcext:value-type="currency">
            <text:p>R$ 13.969,00</text:p>
          </table:table-cell>
          <table:table-cell table:style-name="ce22" table:formula="of:=[.G21]+[.H21]+[.I21]" office:value-type="currency" office:currency="BRL" office:value="38675" calcext:value-type="currency">
            <text:p>R$ 38.675,00</text:p>
          </table:table-cell>
          <table:table-cell table:style-name="ce15" office:value-type="currency" office:currency="BRL" office:value="10125" calcext:value-type="currency">
            <text:p>R$ 10.125,00</text:p>
          </table:table-cell>
          <table:table-cell table:style-name="ce15" office:value-type="currency" office:currency="BRL" office:value="8000" calcext:value-type="currency">
            <text:p>R$ 8.000,00</text:p>
          </table:table-cell>
          <table:table-cell table:style-name="ce18" table:formula="of:=[.J21]/3" office:value-type="currency" office:currency="BRL" office:value="12891.6666666667" calcext:value-type="currency">
            <text:p>R$ 12.891,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Alicate</text:p>
          </table:table-cell>
          <table:table-cell table:style-name="ce15" office:value-type="currency" office:currency="BRL" office:value="6344" calcext:value-type="currency">
            <text:p>R$ 6.344,00</text:p>
          </table:table-cell>
          <table:table-cell table:style-name="ce15" office:value-type="currency" office:currency="BRL" office:value="7042" calcext:value-type="currency">
            <text:p>R$ 7.042,00</text:p>
          </table:table-cell>
          <table:table-cell table:style-name="ce15" office:value-type="currency" office:currency="BRL" office:value="7957" calcext:value-type="currency">
            <text:p>R$ 7.957,00</text:p>
          </table:table-cell>
          <table:table-cell table:style-name="ce22" table:formula="of:=[.G22]+[.H22]+[.I22]" office:value-type="currency" office:currency="BRL" office:value="21343" calcext:value-type="currency">
            <text:p>R$ 21.343,00</text:p>
          </table:table-cell>
          <table:table-cell table:style-name="ce15" office:value-type="currency" office:currency="BRL" office:value="5676" calcext:value-type="currency">
            <text:p>R$ 5.676,00</text:p>
          </table:table-cell>
          <table:table-cell table:style-name="ce15" office:value-type="currency" office:currency="BRL" office:value="4557" calcext:value-type="currency">
            <text:p>R$ 4.557,00</text:p>
          </table:table-cell>
          <table:table-cell table:style-name="ce18" table:formula="of:=[.J22]/3" office:value-type="currency" office:currency="BRL" office:value="7114.33333333333" calcext:value-type="currency">
            <text:p>R$ 7.114,33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Martelo</text:p>
          </table:table-cell>
          <table:table-cell table:style-name="ce16" office:value-type="currency" office:currency="BRL" office:value="4525" calcext:value-type="currency">
            <text:p>R$ 4.525,00</text:p>
          </table:table-cell>
          <table:table-cell table:style-name="ce16" office:value-type="currency" office:currency="BRL" office:value="5022" calcext:value-type="currency">
            <text:p>R$ 5.022,00</text:p>
          </table:table-cell>
          <table:table-cell table:style-name="ce16" office:value-type="currency" office:currency="BRL" office:value="5671" calcext:value-type="currency">
            <text:p>R$ 5.671,00</text:p>
          </table:table-cell>
          <table:table-cell table:style-name="ce23" table:formula="of:=[.G23]+[.H23]+[.I23]" office:value-type="currency" office:currency="BRL" office:value="15218" calcext:value-type="currency">
            <text:p>R$ 15.218,00</text:p>
          </table:table-cell>
          <table:table-cell table:style-name="ce16" office:value-type="currency" office:currency="BRL" office:value="4113" calcext:value-type="currency">
            <text:p>R$ 4.113,00</text:p>
          </table:table-cell>
          <table:table-cell table:style-name="ce16" office:value-type="currency" office:currency="BRL" office:value="3260" calcext:value-type="currency">
            <text:p>R$ 3.260,00</text:p>
          </table:table-cell>
          <table:table-cell table:style-name="ce19" table:formula="of:=[.J23]/3" office:value-type="currency" office:currency="BRL" office:value="5072.66666666667" calcext:value-type="currency">
            <text:p>R$ 5.072,67</text:p>
          </table:table-cell>
          <table:table-cell/>
        </table:table-row>
        <table:table-row table:style-name="ro1">
          <table:table-cell table:number-columns-repeated="4"/>
          <table:table-cell table:style-name="ce7" table:number-columns-repeated="9"/>
          <table:table-cell/>
        </table:table-row>
        <table:table-row table:style-name="ro1">
          <table:table-cell table:number-columns-repeated="4"/>
          <table:table-cell table:style-name="ce8" office:value-type="string" calcext:value-type="string" table:number-columns-spanned="3" table:number-rows-spanned="1">
            <text:p>Totais</text:p>
          </table:table-cell>
          <table:covered-table-cell table:style-name="ce13"/>
          <table:covered-table-cell table:style-name="ce17"/>
          <table:table-cell/>
          <table:table-cell table:style-name="ce8" office:value-type="string" calcext:value-type="string" table:number-columns-spanned="4" table:number-rows-spanned="1">
            <text:p>Total do semestre</text:p>
          </table:table-cell>
          <table:covered-table-cell table:number-columns-repeated="3" table:style-name="ce7"/>
          <table:table-cell table:style-name="ce7"/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Porca</text:p>
          </table:table-cell>
          <table:table-cell table:style-name="ce18" table:formula="of:=[.J10]+[.J18]" office:value-type="currency" office:currency="BRL" office:value="36313" calcext:value-type="currency">
            <text:p>R$ 36.313,00</text:p>
          </table:table-cell>
          <table:table-cell/>
          <table:table-cell table:style-name="ce20" table:formula="of:=[.J10]+[.J11]+[.J12]+[.J13]+[.J14]+[.J15]+[.J18]+[.J19]+[.J20]+[.J21]+[.J22]+[.J23]" office:value-type="currency" office:currency="BRL" office:value="241039" calcext:value-type="currency" table:number-columns-spanned="4" table:number-rows-spanned="1">
            <text:p>R$ 241.039,00</text:p>
          </table:table-cell>
          <table:covered-table-cell table:style-name="ce7"/>
          <table:covered-table-cell/>
          <table:covered-table-cell table:style-name="ce7"/>
          <table:table-cell table:style-name="ce7"/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arafuso</text:p>
          </table:table-cell>
          <table:table-cell table:style-name="ce18" table:formula="of:=[.J11]+[.J19]" office:value-type="currency" office:currency="BRL" office:value="49716" calcext:value-type="currency">
            <text:p>R$ 49.716,00</text:p>
          </table:table-cell>
          <table:table-cell table:number-columns-repeated="2"/>
          <table:table-cell table:style-name="ce7"/>
          <table:table-cell/>
          <table:table-cell table:style-name="ce7" table:number-columns-repeated="2"/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rruela</text:p>
          </table:table-cell>
          <table:table-cell table:style-name="ce18" table:formula="of:=[.J12]+[.J20]" office:value-type="currency" office:currency="BRL" office:value="26609" calcext:value-type="currency">
            <text:p>R$ 26.609,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rego</text:p>
          </table:table-cell>
          <table:table-cell table:style-name="ce18" table:formula="of:=[.J13]+[.J21]" office:value-type="currency" office:currency="BRL" office:value="65490" calcext:value-type="currency">
            <text:p>R$ 65.490,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Alicate</text:p>
          </table:table-cell>
          <table:table-cell table:style-name="ce18" table:formula="of:=[.J14]+[.J22]" office:value-type="currency" office:currency="BRL" office:value="36680" calcext:value-type="currency">
            <text:p>R$ 36.680,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Martelo</text:p>
          </table:table-cell>
          <table:table-cell table:style-name="ce19" table:formula="of:=[.J15]+[.J23]" office:value-type="currency" office:currency="BRL" office:value="26231" calcext:value-type="currency">
            <text:p>R$ 26.231,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3:51:40.233515965</meta:creation-date>
    <dc:date>2024-10-01T14:33:58.643236203</dc:date>
    <meta:editing-duration>PT42M21S</meta:editing-duration>
    <meta:editing-cycles>1</meta:editing-cycles>
    <meta:document-statistic meta:table-count="1" meta:cell-count="152" meta:object-count="0"/>
    <meta:generator>LibreOffice/7.4.5.1$Linux_X86_64 LibreOffice_project/40$Build-1</meta:generator>
  </office:meta>
</office:document-meta>
</file>